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table:number-columns-repeated="2"/>
          <table:table-cell table:style-name="ce13" table:formula="of:=[.F83]+[.E84]" office:value-type="float" office:value="4927.31" calcext:value-type="float">
            <text:p>4927</text:p>
          </table:table-cell>
          <table:table-cell/>
          <table:table-cell table:style-name="ce13" table:formula="of:=[.H83]+[.G84]" office:value-type="float" office:value="33114" calcext:value-type="float">
            <text:p>33114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993.2899" calcext:value-type="currency">
            <text:p>3 993,29 €</text:p>
          </table:table-cell>
          <table:table-cell table:style-name="ce19" table:formula="of:=[.A84]*budgetjour-[.O84]" office:value-type="currency" office:currency="EUR" office:value="156.7101" calcext:value-type="currency">
            <text:p>15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927.31" calcext:value-type="float">
            <text:p>4927</text:p>
          </table:table-cell>
          <table:table-cell/>
          <table:table-cell table:style-name="ce13" table:formula="of:=[.H84]+[.G85]" office:value-type="float" office:value="33114" calcext:value-type="float">
            <text:p>33114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993.2899" calcext:value-type="currency">
            <text:p>3 993,29 €</text:p>
          </table:table-cell>
          <table:table-cell table:style-name="ce19" table:formula="of:=[.A85]*budgetjour-[.O85]" office:value-type="currency" office:currency="EUR" office:value="206.7101" calcext:value-type="currency">
            <text:p>2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927.31" calcext:value-type="float">
            <text:p>4927</text:p>
          </table:table-cell>
          <table:table-cell/>
          <table:table-cell table:style-name="ce13" table:formula="of:=[.H85]+[.G86]" office:value-type="float" office:value="33114" calcext:value-type="float">
            <text:p>33114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993.2899" calcext:value-type="currency">
            <text:p>3 993,29 €</text:p>
          </table:table-cell>
          <table:table-cell table:style-name="ce19" table:formula="of:=[.A86]*budgetjour-[.O86]" office:value-type="currency" office:currency="EUR" office:value="256.7101" calcext:value-type="currency">
            <text:p>25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927.31" calcext:value-type="float">
            <text:p>4927</text:p>
          </table:table-cell>
          <table:table-cell/>
          <table:table-cell table:style-name="ce13" table:formula="of:=[.H86]+[.G87]" office:value-type="float" office:value="33114" calcext:value-type="float">
            <text:p>33114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993.2899" calcext:value-type="currency">
            <text:p>3 993,29 €</text:p>
          </table:table-cell>
          <table:table-cell table:style-name="ce19" table:formula="of:=[.A87]*budgetjour-[.O87]" office:value-type="currency" office:currency="EUR" office:value="306.7101" calcext:value-type="currency">
            <text:p>3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927.31" calcext:value-type="float">
            <text:p>4927</text:p>
          </table:table-cell>
          <table:table-cell/>
          <table:table-cell table:style-name="ce13" table:formula="of:=[.H87]+[.G88]" office:value-type="float" office:value="33114" calcext:value-type="float">
            <text:p>33114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993.2899" calcext:value-type="currency">
            <text:p>3 993,29 €</text:p>
          </table:table-cell>
          <table:table-cell table:style-name="ce19" table:formula="of:=[.A88]*budgetjour-[.O88]" office:value-type="currency" office:currency="EUR" office:value="356.7101" calcext:value-type="currency">
            <text:p>35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927.31" calcext:value-type="float">
            <text:p>4927</text:p>
          </table:table-cell>
          <table:table-cell/>
          <table:table-cell table:style-name="ce13" table:formula="of:=[.H88]+[.G89]" office:value-type="float" office:value="33114" calcext:value-type="float">
            <text:p>33114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993.2899" calcext:value-type="currency">
            <text:p>3 993,29 €</text:p>
          </table:table-cell>
          <table:table-cell table:style-name="ce19" table:formula="of:=[.A89]*budgetjour-[.O89]" office:value-type="currency" office:currency="EUR" office:value="406.7101" calcext:value-type="currency">
            <text:p>4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927.31" calcext:value-type="float">
            <text:p>4927</text:p>
          </table:table-cell>
          <table:table-cell/>
          <table:table-cell table:style-name="ce13" table:formula="of:=[.H89]+[.G90]" office:value-type="float" office:value="33114" calcext:value-type="float">
            <text:p>33114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993.2899" calcext:value-type="currency">
            <text:p>3 993,29 €</text:p>
          </table:table-cell>
          <table:table-cell table:style-name="ce19" table:formula="of:=[.A90]*budgetjour-[.O90]" office:value-type="currency" office:currency="EUR" office:value="456.7101" calcext:value-type="currency">
            <text:p>456,71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927.31" calcext:value-type="float">
            <text:p>4927</text:p>
          </table:table-cell>
          <table:table-cell/>
          <table:table-cell table:style-name="ce13" table:formula="of:=[.H90]+[.G91]" office:value-type="float" office:value="33114" calcext:value-type="float">
            <text:p>33114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993.2899" calcext:value-type="currency">
            <text:p>3 993,29 €</text:p>
          </table:table-cell>
          <table:table-cell table:style-name="ce19" table:formula="of:=[.A91]*budgetjour-[.O91]" office:value-type="currency" office:currency="EUR" office:value="506.7101" calcext:value-type="currency">
            <text:p>5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927.31" calcext:value-type="float">
            <text:p>4927</text:p>
          </table:table-cell>
          <table:table-cell/>
          <table:table-cell table:style-name="ce13" table:formula="of:=[.H91]+[.G92]" office:value-type="float" office:value="33114" calcext:value-type="float">
            <text:p>33114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993.2899" calcext:value-type="currency">
            <text:p>3 993,29 €</text:p>
          </table:table-cell>
          <table:table-cell table:style-name="ce19" table:formula="of:=[.A92]*budgetjour-[.O92]" office:value-type="currency" office:currency="EUR" office:value="556.7101" calcext:value-type="currency">
            <text:p>556,71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927.31" calcext:value-type="float">
            <text:p>4927</text:p>
          </table:table-cell>
          <table:table-cell/>
          <table:table-cell table:style-name="ce13" table:formula="of:=[.H92]+[.G93]" office:value-type="float" office:value="33114" calcext:value-type="float">
            <text:p>33114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993.2899" calcext:value-type="currency">
            <text:p>3 993,29 €</text:p>
          </table:table-cell>
          <table:table-cell table:style-name="ce19" table:formula="of:=[.A93]*budgetjour-[.O93]" office:value-type="currency" office:currency="EUR" office:value="606.7101" calcext:value-type="currency">
            <text:p>6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927.31" calcext:value-type="float">
            <text:p>4927</text:p>
          </table:table-cell>
          <table:table-cell/>
          <table:table-cell table:style-name="ce13" table:formula="of:=[.H93]+[.G94]" office:value-type="float" office:value="33114" calcext:value-type="float">
            <text:p>33114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993.2899" calcext:value-type="currency">
            <text:p>3 993,29 €</text:p>
          </table:table-cell>
          <table:table-cell table:style-name="ce19" table:formula="of:=[.A94]*budgetjour-[.O94]" office:value-type="currency" office:currency="EUR" office:value="656.7101" calcext:value-type="currency">
            <text:p>656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927.31" calcext:value-type="float">
            <text:p>4927</text:p>
          </table:table-cell>
          <table:table-cell/>
          <table:table-cell table:style-name="ce13" table:formula="of:=[.H94]+[.G95]" office:value-type="float" office:value="33114" calcext:value-type="float">
            <text:p>33114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993.2899" calcext:value-type="currency">
            <text:p>3 993,29 €</text:p>
          </table:table-cell>
          <table:table-cell table:style-name="ce19" table:formula="of:=[.A95]*budgetjour-[.O95]" office:value-type="currency" office:currency="EUR" office:value="706.7101" calcext:value-type="currency">
            <text:p>7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927.31" calcext:value-type="float">
            <text:p>4927</text:p>
          </table:table-cell>
          <table:table-cell/>
          <table:table-cell table:style-name="ce13" table:formula="of:=[.H95]+[.G96]" office:value-type="float" office:value="33114" calcext:value-type="float">
            <text:p>33114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993.2899" calcext:value-type="currency">
            <text:p>3 993,29 €</text:p>
          </table:table-cell>
          <table:table-cell table:style-name="ce19" table:formula="of:=[.A96]*budgetjour-[.O96]" office:value-type="currency" office:currency="EUR" office:value="756.7101" calcext:value-type="currency">
            <text:p>756,71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table:number-columns-repeated="7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table:number-columns-repeated="7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09:44:55.4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17T22:32:21.261000000</dc:date>
    <meta:editing-duration>P61DT5H55M13S</meta:editing-duration>
    <meta:editing-cycles>143</meta:editing-cycles>
    <meta:document-statistic meta:table-count="6" meta:cell-count="1838" meta:object-count="0"/>
  </office:meta>
</office:document-meta>
</file>